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rtal Admin</text:p>
      <text:p text:style-name="Standard"/>
      <text:list xml:id="list43544469" text:style-name="L1">
        <text:list-item>
          <text:p text:style-name="P1">Database:</text:p>
        </text:list-item>
        <text:list-item>
          <text:p text:style-name="P1">Middle level</text:p>
        </text:list-item>
        <text:list-item>
          <text:p text:style-name="P1">Presentation</text:p>
        </text:list-item>
      </text:list>
      <text:p text:style-name="Standard"/>
      <text:list xml:id="list43548544" text:style-name="L2">
        <text:list-item>
          <text:list>
            <text:list-item>
              <text:p text:style-name="P2">Tabele</text:p>
            </text:list-item>
          </text:list>
        </text:list-item>
      </text:list>
      <text:p text:style-name="Standard">In LR avem deja si putem folosi (poate cu usoare modificari daca e nevoie):</text:p>
      <text:p text:style-name="Standard"/>
      <text:p text:style-name="Standard"/>
      <text:p text:style-name="Standard">Grupul Companie</text:p>
      <text:p text:style-name="Standard">company_</text:p>
      <text:p text:style-name="Standard"><text:s/><text:tab/>tabela de baza</text:p>
      <text:p text:style-name="Standard">organization_</text:p>
      <text:p text:style-name="Standard"><text:tab/> (orice companie are una sau mai multe organizatii, compania e frunza ultima, daca vrei e o relatie de tree aici)</text:p>
      <text:p text:style-name="Standard"/>
      <text:p text:style-name="Standard"/>
      <text:p text:style-name="Standard">Grupul user-permisii</text:p>
      <text:p text:style-name="Standard">pemission_ </text:p>
      <text:p text:style-name="Standard"><text:tab/>aici sunt definite permisiile per user/grup de useri </text:p>
      <text:p text:style-name="Standard"/>
      <text:p text:style-name="Standard"/>
      <text:p text:style-name="Standard"/>
      <text:p text:style-name="Standard">Grupul adresa</text:p>
      <text:p text:style-name="Standard">address</text:p>
      <text:p text:style-name="Standard"><text:tab/>tabela de arese</text:p>
      <text:p text:style-name="Standard">phoneI</text:p>
      <text:p text:style-name="Standard"><text:tab/>toate telefoanele se saleaza aici intr-un format international (prefix etc.. )</text:p>
      <text:p text:style-name="Standard">emailaddress</text:p>
      <text:p text:style-name="Standard"/>
      <text:p text:style-name="Standard">country</text:p>
      <text:p text:style-name="Standard"/>
      <text:p text:style-name="Standard">reg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lorin Paduroiu</meta:initial-creator>
    <meta:creation-date>2008-11-12T23:42:48.40</meta:creation-date>
    <dc:date>2008-11-13T00:33:00</dc:date>
    <dc:creator>Florin Paduroiu</dc:creator>
    <meta:editing-duration>PT00H50M20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22" meta:word-count="84" meta:character-count="532"/>
    <meta:user-defined meta:name="Info 1"/>
    <meta:user-defined meta:name="Info 2"/>
    <meta:user-defined meta:name="Info 3"/>
    <meta:user-defined meta:name="Info 4"/>
  </office:meta>
</office:document-meta>
</file>